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00ae00" draw:opacity="100%" draw:textarea-horizontal-align="justify" draw:textarea-vertical-align="middle" draw:auto-grow-height="false" draw:shadow-opacity="100%"/>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stroke="solid" draw:stroke-dash="Ultrafine_20_Dashed" draw:marker-end="Arrow" draw:marker-end-width="0.3cm" draw:fill="none" draw:textarea-vertical-align="middle"/>
    </style:style>
    <style:style style:name="gr6" style:family="graphic" style:parent-style-name="objectwithoutfill">
      <style:graphic-properties draw:stroke="solid" draw:stroke-dash="Ultrafine_20_Dashe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8" style:family="graphic" style:parent-style-name="standard">
      <style:graphic-properties svg:stroke-color="#000000" draw:textarea-horizontal-align="justify" draw:textarea-vertical-align="middle" draw:auto-grow-height="false" fo:min-height="0cm" fo:min-width="0cm" fo:wrap-option="no-wrap"/>
    </style:style>
    <style:style style:name="gr9" style:family="graphic" style:parent-style-name="standard">
      <style:graphic-properties svg:stroke-color="#000000" draw:fill="solid" draw:fill-color="#dc2300" draw:opacity="100%" draw:textarea-horizontal-align="justify" draw:textarea-vertical-align="middle" draw:auto-grow-height="false" draw:shadow-opacity="100%"/>
    </style:style>
    <style:style style:name="gr10" style:family="graphic" style:parent-style-name="standard">
      <style:graphic-properties svg:stroke-color="#000000" draw:fill="solid" draw:fill-color="#dc2300" draw:opacity="100%" draw:textarea-horizontal-align="justify" draw:textarea-vertical-align="middle" draw:auto-grow-height="false" fo:min-height="0cm" fo:min-width="0cm" fo:wrap-option="no-wrap"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338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37cm" fo:min-width="0cm"/>
    </style:style>
    <style:style style:name="gr13" style:family="graphic" style:parent-style-name="standard">
      <style:graphic-properties svg:stroke-color="#0000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13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000000" draw:fill="solid" draw:fill-color="#cfe7f5" draw:opacity="0%" draw:textarea-horizontal-align="justify" draw:textarea-vertical-align="middle" draw:auto-grow-height="false" draw:shadow-opacity="0%"/>
    </style:style>
    <style:style style:name="gr17" style:family="graphic" style:parent-style-name="standard">
      <style:graphic-properties draw:stroke="none" svg:stroke-color="#000000" draw:fill="none" draw:fill-color="#ffffff" draw:textarea-horizontal-align="left" draw:auto-grow-height="true" draw:auto-grow-width="true" fo:min-height="0cm" fo:min-width="3.069cm"/>
    </style:style>
    <style:style style:name="P1" style:family="paragraph">
      <style:paragraph-properties fo:text-align="center"/>
    </style:style>
    <style:style style:name="P2" style:family="paragraph">
      <style:paragraph-properties fo:text-align="center"/>
      <style:text-properties fo:font-size="9pt" style:font-size-asian="9pt" style:font-size-complex="9pt"/>
    </style:style>
    <style:style style:name="P3" style:family="paragraph">
      <style:paragraph-properties fo:text-align="center"/>
      <style:text-properties fo:color="#00ae00" fo:font-size="9pt" style:font-size-asian="9pt" style:font-size-complex="9pt"/>
    </style:style>
    <style:style style:name="P4" style:family="paragraph">
      <style:paragraph-properties fo:text-align="center"/>
      <style:text-properties fo:color="#dc2300" fo:font-size="9pt" style:font-size-asian="9pt" style:font-size-complex="9pt"/>
    </style:style>
    <style:style style:name="P5" style:family="paragraph">
      <style:text-properties fo:font-size="9pt" style:font-size-asian="9pt" style:font-size-complex="9pt"/>
    </style:style>
    <style:style style:name="P6" style:family="paragraph">
      <style:paragraph-properties fo:text-align="start"/>
    </style:style>
    <style:style style:name="P7" style:family="paragraph">
      <style:paragraph-properties fo:text-align="start"/>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color="#00ae00" fo:font-size="9pt" style:font-size-asian="9pt" style:font-size-complex="9pt"/>
    </style:style>
    <style:style style:name="T3" style:family="text">
      <style:text-properties fo:color="#dc2300" fo:font-size="9pt" style:font-size-asian="9pt" style:font-size-complex="9pt"/>
    </style:style>
    <style:style style:name="T4" style:family="text">
      <style:text-properties fo:font-family="Arial" style:font-style-name="Regular" style:font-family-generic="swiss" fo:font-size="9pt" style:font-family-asian="Arial" style:font-style-name-asian="Regular" style:font-family-generic-asian="swiss" style:font-size-asian="9pt" style:font-family-complex="Arial" style:font-style-name-complex="Regular" style:font-family-generic-complex="swiss"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3.81cm" svg:x="5.953cm" svg:y="12.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27cm" svg:height="0.508cm" svg:x="4.599cm" svg:y="7.301cm">
          <text:p text:style-name="P1"><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5.869cm" svg:y1="7.555cm" svg:x2="7.139cm" svg:y2="7.555cm">
          <text:p/>
        </draw:line>
        <draw:line draw:style-name="gr3" draw:text-style-name="P1" draw:layer="layout" svg:x1="5.869cm" svg:y1="8.317cm" svg:x2="7.139cm" svg:y2="8.317cm">
          <text:p/>
        </draw:line>
        <draw:line draw:style-name="gr3" draw:text-style-name="P1" draw:layer="layout" svg:x1="10.187cm" svg:y1="7.555cm" svg:x2="10.949cm" svg:y2="7.555cm">
          <text:p/>
        </draw:line>
        <draw:line draw:style-name="gr4" draw:text-style-name="P1" draw:layer="layout" svg:x1="10.187cm" svg:y1="7.555cm" svg:x2="10.187cm" svg:y2="8.317cm">
          <text:p/>
        </draw:line>
        <draw:custom-shape draw:style-name="gr2" draw:text-style-name="P3" draw:layer="layout" svg:width="1.27cm" svg:height="0.508cm" svg:x="10.949cm" svg:y="7.301cm">
          <text:p text:style-name="P1"><text:span text:style-name="T2">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7cm" svg:height="0.508cm" svg:x="10.949cm" svg:y="8.063cm">
          <text:p text:style-name="P1"><text:span text:style-name="T3">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0.187cm" svg:y1="8.317cm" svg:x2="10.949cm" svg:y2="8.317cm">
          <text:p/>
        </draw:line>
        <draw:custom-shape draw:style-name="gr2" draw:text-style-name="P2" draw:layer="layout" svg:width="1.27cm" svg:height="0.508cm" svg:x="4.599cm" svg:y="8.063cm">
          <text:p text:style-name="P1"><text:span text:style-name="T1">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7cm" svg:height="0.508cm" svg:x="4.599cm" svg:y="9.841cm">
          <text:p text:style-name="P1"><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5.869cm" svg:y1="10.095cm" svg:x2="7.139cm" svg:y2="10.095cm">
          <text:p/>
        </draw:line>
        <draw:line draw:style-name="gr3" draw:text-style-name="P1" draw:layer="layout" svg:x1="5.869cm" svg:y1="10.857cm" svg:x2="7.139cm" svg:y2="10.857cm">
          <text:p/>
        </draw:line>
        <draw:line draw:style-name="gr5" draw:text-style-name="P1" draw:layer="layout" svg:x1="10.187cm" svg:y1="10.095cm" svg:x2="10.949cm" svg:y2="10.095cm">
          <text:p/>
        </draw:line>
        <draw:line draw:style-name="gr6" draw:text-style-name="P1" draw:layer="layout" svg:x1="10.187cm" svg:y1="10.095cm" svg:x2="10.187cm" svg:y2="10.857cm">
          <text:p/>
        </draw:line>
        <draw:custom-shape draw:style-name="gr2" draw:text-style-name="P3" draw:layer="layout" svg:width="1.27cm" svg:height="0.508cm" svg:x="10.949cm" svg:y="9.869cm">
          <text:p text:style-name="P1"><text:span text:style-name="T2">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7cm" svg:height="0.508cm" svg:x="10.949cm" svg:y="10.631cm">
          <text:p text:style-name="P1"><text:span text:style-name="T3">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0.187cm" svg:y1="10.857cm" svg:x2="10.949cm" svg:y2="10.857cm">
          <text:p/>
        </draw:line>
        <draw:line draw:style-name="gr6" draw:text-style-name="P1" draw:layer="layout" svg:x1="9.679cm" svg:y1="10.476cm" svg:x2="10.187cm" svg:y2="10.476cm">
          <text:p/>
        </draw:line>
        <draw:custom-shape draw:style-name="gr2" draw:text-style-name="P2" draw:layer="layout" svg:width="1.27cm" svg:height="0.508cm" svg:x="4.599cm" svg:y="10.603cm">
          <text:p text:style-name="P1"><text:span text:style-name="T1">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4.342cm" svg:height="0.635cm" svg:x="6.842cm" svg:y="11.668cm">
          <draw:text-box>
            <text:p><text:span text:style-name="T1">Configurations (code,input)</text:span></text:p>
          </draw:text-box>
        </draw:frame>
        <draw:custom-shape draw:style-name="gr8" draw:text-style-name="P2" draw:layer="layout" svg:width="2.667cm" svg:height="1.27cm" svg:x="7.012cm" svg:y="7.301cm">
          <text:p text:style-name="P1"><text:span text:style-name="T1">Natural</text:span></text:p>
          <text:p text:style-name="P1"><text:span text:style-name="T1">Semant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draw:layer="layout" svg:width="2.286cm" svg:height="1.778cm" svg:x="7.096cm" svg:y="13.573cm">
          <text:p/>
          <draw:enhanced-geometry svg:viewBox="0 0 21600 21600" draw:mirror-horizontal="false" draw:mirror-vertical="false" draw:type="rectangle" draw:enhanced-path="M 0 0 L 21600 0 21600 21600 0 21600 0 0 Z N"/>
        </draw:custom-shape>
        <draw:custom-shape draw:style-name="gr10" draw:text-style-name="P2" draw:layer="layout" svg:width="3.175cm" svg:height="2.286cm" svg:x="8.239cm" svg:y="13.3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1.764cm" svg:height="0.607cm" svg:x="6.89cm" svg:y="13.474cm">
          <draw:text-box>
            <text:p><text:span text:style-name="T1">Rejected</text:span></text:p>
          </draw:text-box>
        </draw:frame>
        <draw:frame draw:style-name="gr12" draw:text-style-name="P5" draw:layer="layout" svg:width="1.78cm" svg:height="0.607cm" svg:x="9.509cm" svg:y="13.601cm">
          <draw:text-box>
            <text:p><text:span text:style-name="T1">Unsound</text:span></text:p>
          </draw:text-box>
        </draw:frame>
        <draw:custom-shape draw:style-name="gr13" draw:text-style-name="P2" draw:layer="layout" svg:width="2.54cm" svg:height="1.27cm" svg:x="7.139cm" svg:y="9.841cm">
          <text:p text:style-name="P1"><text:span text:style-name="T1">Interpreter</text:span></text:p>
          <draw:enhanced-geometry svg:viewBox="0 0 21600 21600" draw:type="rectangle" draw:enhanced-path="M 0 0 L 21600 0 21600 21600 0 21600 0 0 Z N"/>
        </draw:custom-shape>
        <draw:frame draw:style-name="gr14" draw:text-style-name="P5" draw:layer="layout" svg:width="2.186cm" svg:height="1.319cm" svg:x="12.219cm" svg:y="7.301cm">
          <draw:text-box>
            <text:p><text:span text:style-name="T4">→ </text:span><text:span text:style-name="T1">Sound</text:span></text:p>
            <text:p><text:span text:style-name="T1"/></text:p>
            <text:p><text:span text:style-name="T4">→ </text:span><text:span text:style-name="T4">Uns</text:span><text:span text:style-name="T1">ound</text:span></text:p>
          </draw:text-box>
        </draw:frame>
        <draw:frame draw:style-name="gr15" draw:text-style-name="P5" draw:layer="layout" svg:width="2.243cm" svg:height="1.319cm" svg:x="12.219cm" svg:y="9.841cm">
          <draw:text-box>
            <text:p><text:span text:style-name="T4">→</text:span><text:span text:style-name="T1"> </text:span><text:span text:style-name="T1">Accepted</text:span></text:p>
            <text:p><text:span text:style-name="T1"/></text:p>
            <text:p><text:span text:style-name="T4">→</text:span><text:span text:style-name="T1"> </text:span><text:span text:style-name="T1">Rejected</text:span></text:p>
          </draw:text-box>
        </draw:frame>
        <draw:line draw:style-name="gr4" draw:text-style-name="P1" draw:layer="layout" svg:x1="9.679cm" svg:y1="7.936cm" svg:x2="10.187cm" svg:y2="7.936cm">
          <text:p/>
        </draw:line>
        <draw:custom-shape draw:style-name="gr16" draw:text-style-name="P1" draw:layer="layout" svg:width="2.286cm" svg:height="1.778cm" svg:x="7.096cm" svg:y="13.573cm">
          <text:p/>
          <draw:enhanced-geometry svg:viewBox="0 0 21600 21600" draw:mirror-horizontal="false" draw:mirror-vertical="false" draw:type="rectangle" draw:enhanced-path="M 0 0 L 21600 0 21600 21600 0 21600 0 0 Z N"/>
        </draw:custom-shape>
        <draw:line draw:style-name="gr3" draw:text-style-name="P1" draw:layer="layout" svg:x1="10.271cm" svg:y1="14.589cm" svg:x2="13.319cm" svg:y2="13.319cm">
          <text:p/>
        </draw:line>
        <draw:frame draw:style-name="gr17" draw:text-style-name="P5" draw:layer="layout" svg:width="3.597cm" svg:height="1.319cm" svg:x="13.151cm" svg:y="12.635cm">
          <draw:text-box>
            <text:p><text:span text:style-name="T1">Accepted unsound</text:span></text:p>
            <text:p><text:span text:style-name="T1">configurations, the</text:span></text:p>
            <text:p><text:span text:style-name="T1">interpreter is not safe.</text:span></text:p>
          </draw:text-box>
        </draw:frame>
        <draw:line draw:style-name="gr3" draw:text-style-name="P1" draw:layer="layout" svg:x1="7.731cm" svg:y1="14.716cm" svg:x2="5.191cm" svg:y2="14.081cm">
          <text:p/>
        </draw:line>
        <draw:frame draw:style-name="gr17" draw:text-style-name="P7" draw:layer="layout" svg:width="3.569cm" svg:height="2.031cm" svg:x="2.003cm" svg:y="12.811cm">
          <draw:text-box>
            <text:p text:style-name="P6"><text:span text:style-name="T1">Rejected sound</text:span></text:p>
            <text:p text:style-name="P6"><text:span text:style-name="T1">configurations,</text:span></text:p>
            <text:p text:style-name="P6"><text:span text:style-name="T1">the interpreter inhibit</text:span></text:p>
            <text:p text:style-name="P6"><text:span text:style-name="T1">the expressiveness </text:span></text:p>
            <text:p text:style-name="P6"><text:span text:style-name="T1">of the langu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aurent </meta:initial-creator>
    <meta:creation-date>2012-07-25T11:27:21</meta:creation-date>
    <dc:date>2012-08-18T11:29:37</dc:date>
    <dc:creator>laurent </dc:creator>
    <meta:editing-duration>PT16H34M33S</meta:editing-duration>
    <meta:editing-cycles>15</meta:editing-cycles>
    <meta:generator>LibreOffice/3.5$Linux_x86 LibreOffice_project/350m1$Build-2</meta:generator>
    <meta:document-statistic meta:object-count="35"/>
  </office:meta>
</office:document-meta>
</file>